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4307in"/>
          <style:tab-stop style:position="3in"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1.0346in"/>
        </style:tab-stops>
      </style:paragraph-properties>
    </style:style>
    <style:style style:name="P3" style:family="paragraph" style:parent-style-name="Text_20_body">
      <style:text-properties style:font-name="Calibri1" fo:font-style="normal" style:font-style-asian="normal" style:font-style-complex="normal"/>
    </style:style>
    <style:style style:name="P4" style:family="paragraph" style:parent-style-name="Heading_20_2">
      <style:text-properties fo:font-style="normal" fo:font-weight="normal" style:font-style-asian="normal" style:font-weight-asian="normal" style:font-style-complex="normal" style:font-weight-complex="normal"/>
    </style:style>
    <style:style style:name="P5" style:family="paragraph" style:parent-style-name="Heading_20_2">
      <style:text-properties fo:font-style="normal" style:font-style-asian="normal" style:font-style-complex="normal"/>
    </style:style>
    <style:style style:name="P6" style:family="paragraph" style:parent-style-name="Heading_20_1" style:master-page-name="Standard">
      <style:paragraph-properties style:page-number="auto"/>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language="de" fo:country="DE" fo:font-weight="normal" style:font-weight-asian="normal" style:font-weight-complex="normal"/>
    </style:style>
    <style:style style:name="T4" style:family="text">
      <style:text-properties fo:language="en" fo:country="U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Eine erste Architektur</text:h>
      <text:h text:style-name="P4" text:outline-level="2"><text:bookmark-start text:name="__RefHeading__140_79155634"/>Projektarchitektur<text:bookmark-end text:name="__RefHeading__140_79155634"/></text:h>
      <text:p text:style-name="Text_20_body"><text:span text:style-name="T1">Das Projekt ist in drei Module aufgeteilt, diese sind das Core-, Android- und Desktop-Modul.</text:span></text:p>
      <text:h text:style-name="Heading_20_3" text:outline-level="3"><text:bookmark-start text:name="__RefHeading__142_79155634"/><text:span text:style-name="T2">Core-Modul</text:span><text:bookmark-end text:name="__RefHeading__142_79155634"/></text:h>
      <text:p text:style-name="Text_20_body"><text:span text:style-name="T2">Das Core-Modul beinhaltet die Funktionalität des Spiels.</text:span></text:p>
      <text:h text:style-name="Heading_20_3" text:outline-level="3"><text:span text:style-name="T2">Android-Modul</text:span></text:h>
      <text:p text:style-name="Text_20_body"><text:span text:style-name="T2">Das Android-Modul beinhaltet die Activity welche das Spiel auf der DalvikVM des Android-Smartphones startet.<text:line-break/>In diesem Modul werden auch alle Assets (Sprites, Sounds, Fonts) verwaltet.</text:span></text:p>
      <text:h text:style-name="Heading_20_3" text:outline-level="3"><text:span text:style-name="T2">Desktop-Modul</text:span></text:h>
      <text:p text:style-name="Text_20_body"><text:span text:style-name="T2">Das Desktop-Modul beinhaltet die Klasse welche das Spiel auf der JVM der lokalen Maschine startet.</text:span></text:p>
      <text:h text:style-name="P4" text:outline-level="2">Plattform</text:h>
      <text:p text:style-name="Text_20_body"><text:span text:style-name="T2">Das Spiel läuft auf einer Java Virtual Maschine, namentlich sind dies die JVM und die DalvikVM.<text:line-break/>Diese sind auf Android und Desktop Geräten vorhanden.</text:span></text:p>
      <text:h text:style-name="P5" text:outline-level="2"><text:span text:style-name="T3">Framework</text:span></text:h>
      <text:p text:style-name="Standard"><text:span text:style-name="T3">Für die Entwicklung der Applikation wir die OpenGL library libgdx verwendet. Diese kappselt die OpenGL Funktionen in einfache Java Methoden. Diese ermöglicht ein Testen der Applikation auf dem Desktop ohne Emulation eines Android-Smartphones. Libgdx ermöglicht die Programmierung von Multiplatformspiele. Für die Portierung auf Android benötigen das Android </text:span><text:span text:style-name="T4">Developer Toolkit</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139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6.45in" fo:margin-left="-0.075in" table:align="left" style:writing-mode="lr-tb"/>
    </style:style>
    <style:style style:name="Tabelle1.A" style:family="table-column">
      <style:table-column-properties style:column-width="5.6146in"/>
    </style:style>
    <style:style style:name="Tabelle1.B" style:family="table-column">
      <style:table-column-properties style:column-width="0.8354in"/>
    </style:style>
    <style:style style:name="Tabelle1.1" style:family="table-row">
      <style:table-row-properties style:min-row-height="0.5049in" fo:keep-together="auto"/>
    </style:style>
    <style:style style:name="Tabelle1.A1" style:family="table-cell">
      <style:table-cell-properties fo:padding-left="0.075in" fo:padding-right="0.075in" fo:padding-top="0in" fo:padding-bottom="0in" fo:border="none"/>
    </style:style>
    <style:style style:name="Tabelle1.B1" style:family="table-cell">
      <style:table-cell-properties style:border-line-width-left="0in 0.0104in 0.0104in" fo:padding-left="0.075in" fo:padding-right="0.075in" fo:padding-top="0in" fo:padding-bottom="0in" fo:border-left="1.5pt double #4f81bd" fo:border-right="none" fo:border-top="none" fo:border-bottom="none"/>
    </style:style>
    <style:style style:name="MP1" style:family="paragraph" style:parent-style-name="Standard">
      <style:paragraph-properties>
        <style:tab-stops>
          <style:tab-stop style:position="0.4307in"/>
          <style:tab-stop style:position="3in"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1.0346in"/>
        </style:tab-stops>
      </style:paragraph-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0</meta:editing-cycles>
    <meta:creation-date>2012-09-24T08:02:00</meta:creation-date>
    <dc:date>2012-10-16T16:04:02</dc:date>
    <meta:editing-duration>PT3M45S</meta:editing-duration>
    <meta:generator>LibreOffice/3.5$MacOSX_x86 LibreOffice_project/7122e39-92ed229-498d286-15e43b4-d70da21</meta:generator>
    <meta:document-statistic meta:table-count="1" meta:image-count="0" meta:object-count="0" meta:page-count="1" meta:paragraph-count="18" meta:word-count="162" meta:character-count="1199" meta:non-whitespace-character-count="1050"/>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